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f2e95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f2e9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205d22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205d2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6" style:family="text">
      <style:text-properties fo:font-size="8pt" style:font-size-asian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07ca56"/>
    </style:style>
    <style:style style:name="T22" style:family="text">
      <style:text-properties officeooo:rsid="00205d22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1333904" text:id="ct1402999713339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3343840" text:id="ct14029997334384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4377568" text:id="ct1402999643775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299971333904"/>Adopted as a NMRA <text:span text:style-name="T21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20">Adopted</text:span> column in the <text:span text:style-name="T19">Version History</text:span> table below.</text:p>
      <text:h text:style-name="Heading_20_1" text:outline-level="1"><text:change text:change-id="ct140299973343840"/><text:change-start text:change-id="ct140299964377568"/>Version History<text:change-end text:change-id="ct1402999643775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5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2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officeooo:paragraph-rsid="001f2e95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f2e95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5d2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bold" officeooo:rsid="001f2e95" style:font-name-asian="Helvetica-Bold" style:font-weight-asian="bold" style:font-name-complex="Helvetica-Bold" style:font-weight-complex="bold"/>
    </style:style>
    <style:style style:name="MT15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6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7:13.46897622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2"><text:span text:style-name="MT12">TN-</text:span><text:span text:style-name="MT13">9.7.</text:span><text:span text:style-name="MT14">4</text:span><text:span text:style-name="MT13">.</text:span><text:span text:style-name="MT14">3</text:span><text:span text:style-name="MT15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6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8H54M4S</meta:editing-duration>
    <meta:generator>LibreOffice/4.4.0.3$MacOSX_X86_64 LibreOffice_project/de093506bcdc5fafd9023ee680b8c60e3e0645d7</meta:generator>
    <dc:date>2016-02-08T16:27:13.318052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81" meta:character-count="489" meta:non-whitespace-character-count="415"/>
  </office:meta>
</office:document-meta>
</file>